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3.691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2.163cm" fo:min-width="3.945cm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1.02cm" fo:min-width="3.056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ff0066" draw:textarea-horizontal-align="justify" draw:textarea-vertical-align="middle" draw:auto-grow-height="false" fo:min-height="0.919cm" fo:min-width="1.656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00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191cm" svg:height="2.413cm" svg:x="3.286cm" svg:y="5.064cm">
          <text:p text:style-name="P1">Initialization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2" draw:text-style-name="P2" xml:id="id2" draw:id="id2" draw:layer="layout" svg:width="4.445cm" svg:height="2.413cm" svg:x="10.144cm" svg:y="5.064cm">
            <text:p text:style-name="P1">Management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556cm" svg:height="1.27cm" svg:x="10.652cm" svg:y="7.477cm">
            <text:p text:style-name="P1">Grading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4" draw:layer="layout" draw:type="line" svg:x1="7.477cm" svg:y1="6.27cm" svg:x2="10.144cm" svg:y2="6.27cm" draw:start-shape="id1" draw:start-glue-point="1" draw:end-shape="id2" svg:d="M7477 6270h2667" svg:viewBox="0 0 2668 1">
          <text:p/>
        </draw:connector>
        <draw:custom-shape draw:style-name="gr5" draw:text-style-name="P5" xml:id="id3" draw:id="id3" draw:layer="layout" svg:width="3.048cm" svg:height="1.651cm" svg:x="7.223cm" svg:y="2.016cm">
          <text:p text:style-name="P1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svg:x1="7.669cm" svg:y1="3.426cm" svg:x2="5.381cm" svg:y2="5.064cm" draw:start-shape="id3" draw:start-glue-point="7" draw:end-shape="id1" draw:end-glue-point="0" svg:d="M7669 3426c0 1408-2288 590-2288 1638" svg:viewBox="0 0 2289 1639">
          <text:p/>
        </draw:connector>
        <draw:connector draw:style-name="gr4" draw:text-style-name="P4" draw:layer="layout" draw:type="curve" svg:x1="9.825cm" svg:y1="3.426cm" svg:x2="12.366cm" svg:y2="5.064cm" draw:start-shape="id3" draw:start-glue-point="9" draw:end-shape="id4" svg:d="M9825 3426c0 1408 2541 590 2541 1638" svg:viewBox="0 0 2542 16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4:48:21.906668347</meta:creation-date>
    <dc:date>2018-10-29T14:52:12.903919714</dc:date>
    <meta:editing-duration>PT3M52S</meta:editing-duration>
    <meta:editing-cycles>1</meta:editing-cycles>
    <meta:document-statistic meta:object-count="8"/>
    <meta:generator>LibreOffice/5.1.6.2$Linux_X86_64 LibreOffice_project/10m0$Build-2</meta:generator>
  </office:meta>
</office:document-meta>
</file>